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  <style:font-face style:name="monospace" svg:font-family="monospac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fc6d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2e39c" officeooo:paragraph-rsid="001fc6da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Times New Roman" fo:font-size="14pt" fo:font-weight="bold" officeooo:rsid="00046735" officeooo:paragraph-rsid="001fc6da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Times New Roman" fo:font-size="14pt" fo:font-weight="bold" officeooo:rsid="00046735" officeooo:paragraph-rsid="001fc6d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bold" officeooo:rsid="00250345" officeooo:paragraph-rsid="00250345" style:font-size-asian="14pt" style:font-weight-asian="bold" style:font-size-complex="14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Times New Roman" fo:font-size="14pt" fo:font-weight="normal" officeooo:rsid="00046735" officeooo:paragraph-rsid="001fc6da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 draw:fill-gradient-name="gradient" draw:fill-hatch-name="hatch"/>
      <style:paragraph-properties fo:margin-left="0cm" fo:margin-right="0cm" fo:text-align="start" style:justify-single-word="false" fo:text-indent="1cm" style:auto-text-indent="false" fo:background-color="transparent" fo:padding="0.049cm" fo:border="0.06pt solid #000000"/>
      <style:text-properties style:font-name="Times New Roman" fo:font-size="14pt" fo:font-weight="normal" officeooo:rsid="00046735" officeooo:paragraph-rsid="001fc6da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50345" officeooo:paragraph-rsid="0025034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2afd9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b6380" officeooo:paragraph-rsid="002b638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b6380" officeooo:paragraph-rsid="002f2fa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19f87" officeooo:paragraph-rsid="00219f87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style="normal" fo:font-weight="bold" officeooo:rsid="00219f87" officeooo:paragraph-rsid="00219f87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6pt" fo:font-weight="normal" officeooo:rsid="0028ab9f" officeooo:paragraph-rsid="0028ab9f" style:font-size-asian="16pt" style:font-weight-asian="normal" style:font-size-complex="16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Times New Roman" fo:font-size="16pt" fo:font-weight="normal" officeooo:rsid="0028ab9f" officeooo:paragraph-rsid="0028ab9f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fc6da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color="#000000" loext:opacity="100%" style:font-name="Times New Roman" fo:font-size="14pt" fo:font-weight="bold" officeooo:rsid="0012e39c" officeooo:paragraph-rsid="001fc6d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rsid="0008593a" officeooo:paragraph-rsid="001fc6d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monospace" fo:font-size="14pt" fo:font-weight="normal" officeooo:rsid="002ca0b6" officeooo:paragraph-rsid="002b6380" fo:background-color="#fffff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monospace" fo:font-size="14pt" fo:font-weight="normal" officeooo:rsid="002ca0b6" officeooo:paragraph-rsid="002f2fa1" fo:background-color="#ffffff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-hatch-name="hatch"/>
      <style:paragraph-properties fo:text-align="start" style:justify-single-word="false" fo:padding="0.049cm" fo:border="0.06pt solid #000000"/>
      <style:text-properties fo:color="#000000" loext:opacity="100%" style:font-name="monospace" fo:font-size="14pt" fo:font-weight="normal" officeooo:rsid="002ca0b6" officeooo:paragraph-rsid="002f2fa1" fo:background-color="#fffff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normal" officeooo:rsid="002ca0b6" officeooo:paragraph-rsid="002ca0b6" fo:background-color="#fffff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normal" officeooo:rsid="002ca0b6" officeooo:paragraph-rsid="002f2fa1" fo:background-color="#ffffff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normal" officeooo:rsid="002ca0b6" officeooo:paragraph-rsid="003012f5" fo:background-color="#ffffff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monospace" fo:font-size="14pt" fo:font-weight="normal" officeooo:rsid="002b6380" officeooo:paragraph-rsid="002b6380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monospace" fo:font-size="14pt" fo:font-weight="normal" officeooo:rsid="002b6380" officeooo:paragraph-rsid="002f2fa1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monospace" officeooo:paragraph-rsid="00219f87"/>
    </style:style>
    <style:style style:name="P29" style:family="paragraph" style:parent-style-name="Standard">
      <loext:graphic-properties draw:fill-hatch-name="hatch"/>
      <style:paragraph-properties fo:text-align="start" style:justify-single-word="false" fo:padding="0.049cm" fo:border="0.06pt solid #000000"/>
      <style:text-properties style:font-name="monospace" officeooo:paragraph-rsid="003012f5"/>
    </style:style>
    <style:style style:name="P30" style:family="paragraph" style:parent-style-name="Contents_20_Heading">
      <style:text-properties fo:font-size="16pt" officeooo:rsid="0031fefa" officeooo:paragraph-rsid="0031fefa" style:font-size-asian="16pt" style:font-size-complex="16pt"/>
    </style:style>
    <style:style style:name="P31" style:family="paragraph" style:parent-style-name="Heading_20_1">
      <style:paragraph-properties fo:text-align="center" style:justify-single-word="false"/>
      <style:text-properties fo:font-size="16pt" officeooo:paragraph-rsid="001fc6da" style:font-size-asian="16pt" style:font-size-complex="16pt"/>
    </style:style>
    <style:style style:name="P32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6d0d" style:font-weight-asian="bold" style:font-weight-complex="bold"/>
    </style:style>
    <style:style style:name="T3" style:family="text">
      <style:text-properties fo:font-weight="bold" officeooo:rsid="002afd92" style:font-weight-asian="bold" style:font-weight-complex="bold"/>
    </style:style>
    <style:style style:name="T4" style:family="text">
      <style:text-properties fo:font-weight="bold" officeooo:rsid="002b6380" style:font-weight-asian="bold" style:font-weight-complex="bold"/>
    </style:style>
    <style:style style:name="T5" style:family="text">
      <style:text-properties officeooo:rsid="000e67c5"/>
    </style:style>
    <style:style style:name="T6" style:family="text">
      <style:text-properties officeooo:rsid="00219f87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000000" loext:opacity="100%" fo:font-style="normal" fo:font-weight="bold" fo:background-color="#ffffff" loext:char-shading-value="0" style:font-style-asian="normal" style:font-weight-asian="bold" style:font-style-complex="normal" style:font-weight-complex="bold"/>
    </style:style>
    <style:style style:name="T12" style:family="text">
      <style:text-properties fo:color="#000000" loext:opacity="100%" fo:font-size="14pt" fo:font-style="normal" fo:font-weight="bold" officeooo:rsid="00219f87" fo:background-color="#ffffff" loext:char-shading-value="0" style:font-size-asian="12.25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000000" loext:opacity="100%" fo:font-size="14pt" fo:font-weight="normal" officeooo:rsid="002ca0b6" fo:background-color="#ffffff" loext:char-shading-value="0" style:font-size-asian="14pt" style:font-weight-asian="normal" style:font-size-complex="14pt" style:font-weight-complex="normal"/>
    </style:style>
    <style:style style:name="T14" style:family="text">
      <style:text-properties fo:color="#000000" loext:opacity="100%" fo:font-size="14pt" fo:font-weight="normal" officeooo:rsid="00318243" fo:background-color="#ffffff" loext:char-shading-value="0" style:font-size-asian="14pt" style:font-weight-asian="normal" style:font-size-complex="14pt" style:font-weight-complex="normal"/>
    </style:style>
    <style:style style:name="T15" style:family="text">
      <style:text-properties fo:color="#000000" loext:opacity="100%" fo:font-size="14pt" fo:background-color="#ffffff" loext:char-shading-value="0" style:font-size-asian="14pt" style:font-size-complex="14pt"/>
    </style:style>
    <style:style style:name="T16" style:family="text">
      <style:text-properties fo:color="#000000" loext:opacity="100%" fo:background-color="#ffffff" loext:char-shading-value="0"/>
    </style:style>
    <style:style style:name="T17" style:family="text">
      <style:text-properties fo:color="#1818b2" loext:opacity="100%"/>
    </style:style>
    <style:style style:name="T18" style:family="text">
      <style:text-properties fo:color="#1818b2" loext:opacity="100%" fo:font-style="normal" fo:font-weight="bold" fo:background-color="#ffffff" loext:char-shading-value="0" style:font-style-asian="normal" style:font-weight-asian="bold" style:font-style-complex="normal" style:font-weight-complex="bold"/>
    </style:style>
    <style:style style:name="T19" style:family="text">
      <style:text-properties fo:color="#1818b2" loext:opacity="100%" fo:background-color="#ffffff" loext:char-shading-value="0"/>
    </style:style>
    <style:style style:name="T20" style:family="text">
      <style:text-properties fo:color="#1818b2" loext:opacity="100%" fo:font-size="14pt" fo:background-color="#ffffff" loext:char-shading-value="0" style:font-size-asian="14pt" style:font-size-complex="14pt"/>
    </style:style>
    <style:style style:name="T21" style:family="text">
      <style:text-properties officeooo:rsid="002676f0"/>
    </style:style>
    <style:style style:name="T22" style:family="text">
      <style:text-properties fo:font-size="14pt" fo:font-style="normal" fo:font-weight="bold" officeooo:rsid="00219f87" style:font-size-asian="12.25pt" style:font-style-asian="normal" style:font-weight-asian="bold" style:font-size-complex="14pt" style:font-style-complex="normal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officeooo:rsid="00296d0d"/>
    </style:style>
    <style:style style:name="T25" style:family="text">
      <style:text-properties officeooo:rsid="002afd92"/>
    </style:style>
    <style:style style:name="T26" style:family="text">
      <style:text-properties officeooo:rsid="002b6380"/>
    </style:style>
    <style:style style:name="T27" style:family="text">
      <style:text-properties officeooo:rsid="002ca0b6"/>
    </style:style>
    <style:style style:name="T28" style:family="text">
      <style:text-properties officeooo:rsid="002f2fa1"/>
    </style:style>
    <style:style style:name="T29" style:family="text">
      <style:text-properties officeooo:rsid="003012f5"/>
    </style:style>
    <style:style style:name="T30" style:family="text">
      <style:text-properties officeooo:rsid="00318243"/>
    </style:style>
    <style:style style:name="T31" style:family="text">
      <style:text-properties officeooo:rsid="0031fefa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officeooo:rsid="0033c841"/>
    </style:style>
    <style:style style:name="T34" style:family="text">
      <style:text-properties officeooo:rsid="0035de2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Доколин Георгий ИУ7-22Б</text:p>
      <text:p text:style-name="P18"/>
      <text:p text:style-name="P19">Отчет по Проектно-технологической практике (тестированию, отладке и профилированию ПО)</text:p>
      <text:p text:style-name="P2">Задание №3.<text:span text:style-name="T6">3</text:span> в рамках вычислительного практикума.</text:p>
      <text:p text:style-name="P2">Представление <text:span text:style-name="T34">строк </text:span>в памяти</text:p>
      <text:p text:style-name="P2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Оглавление</text:p>
          </text:index-title>
          <text:p text:style-name="P1"><text:a xlink:type="simple" xlink:href="#__RefHeading___Toc3855_503314053" text:style-name="Index_20_Link" text:visited-style-name="Index_20_Link"><text:span text:style-name="T32">Введение<text:tab/>1</text:span></text:a></text:p>
          <text:p text:style-name="P1"><text:a xlink:type="simple" xlink:href="#__RefHeading___Toc3857_503314053" text:style-name="Index_20_Link" text:visited-style-name="Index_20_Link"><text:span text:style-name="T32">Описание строки str и её инициализация<text:tab/>2</text:span></text:a></text:p>
          <text:p text:style-name="P1"><text:a xlink:type="simple" xlink:href="#__RefHeading___Toc596_2602221714" text:style-name="Index_20_Link" text:visited-style-name="Index_20_Link"><text:span text:style-name="T32">Дамп всей строки<text:tab/>3</text:span></text:a></text:p>
          <text:p text:style-name="P1"><text:a xlink:type="simple" xlink:href="#__RefHeading___Toc598_2602221714" text:style-name="Index_20_Link" text:visited-style-name="Index_20_Link"><text:span text:style-name="T32">Массив строк<text:tab/>4</text:span></text:a></text:p>
        </text:index-body>
      </text:table-of-content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1" text:outline-level="1"><text:bookmark-start text:name="__RefHeading___Toc3855_503314053"/><text:soft-page-break/>Введение<text:bookmark-end text:name="__RefHeading___Toc3855_503314053"/></text:h>
      <text:p text:style-name="P7">Цель работы: изучение представлениия <text:span text:style-name="T6">строки</text:span> в памяти компьютера при помощи отладчика <text:span text:style-name="T1">gdb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2" text:outline-level="1"><text:bookmark-start text:name="__RefHeading___Toc3857_503314053"/><text:soft-page-break/>Описа<text:span text:style-name="T5">н</text:span>ие <text:span text:style-name="T30">строки</text:span> <text:span text:style-name="T30">str</text:span> и е<text:span text:style-name="T30">ё</text:span> инициализация<text:bookmark-end text:name="__RefHeading___Toc3857_503314053"/></text:h>
      <text:p text:style-name="P5"/>
      <text:p text:style-name="P8">#include &lt;stdio.h&gt;</text:p>
      <text:p text:style-name="P8"/>
      <text:p text:style-name="P8">int main(void)</text:p>
      <text:p text:style-name="P8">{</text:p>
      <text:p text:style-name="P8"><text:s text:c="4"/>char str[] ="Hello world!";</text:p>
      <text:p text:style-name="P8"><text:s text:c="4"/>printf("%s\n", str);</text:p>
      <text:p text:style-name="P8"><text:s text:c="4"/>return 0;</text:p>
      <text:p text:style-name="P8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2" text:outline-level="1"><text:bookmark-start text:name="__RefHeading___Toc596_2602221714"/><text:soft-page-break/>Дамп всей строки<text:bookmark-end text:name="__RefHeading___Toc596_2602221714"/></text:h>
      <text:p text:style-name="P13"/>
      <text:p text:style-name="P13">Для дампа всей строки воспользуемся командой <text:span text:style-name="T1">x </text:span><text:span text:style-name="T8">Nxb address</text:span><text:span text:style-name="T7">, </text:span><text:span text:style-name="T9">где N размер перменной, а address адрес переменной. Размер строки “Hello world!” составляет 13 байт, тк каждый элемент занимает ровно один байт, также можно это проверить при помощи фунции </text:span><text:span text:style-name="T10">sizeof.</text:span></text:p>
      <text:p text:style-name="P14"/>
      <text:p text:style-name="P28"><text:span text:style-name="T12">(gdb) x /13xb str </text:span><text:span text:style-name="T22"><text:line-break/></text:span><text:span text:style-name="T18">0x7fffffffdc9b</text:span><text:span text:style-name="T11">: 0x48    0x65    0x6c    0x6c    0x6f    0x20    0x77    0x6f <text:line-break/></text:span><text:span text:style-name="T18">0x7fffffffdca3</text:span><text:span text:style-name="T11">: 0x72    0x6c    0x64    0x21    0x00</text:span></text:p>
      <text:p text:style-name="P2"/>
      <text:p text:style-name="P6">Пояснения: </text:p>
      <text:p text:style-name="P9">Если посмотреть дамп всей строки <text:span text:style-name="T21">то можно понять, что каждый символ переводится по таблице ASCII и так хранится в памяти, а последний символ это 0, который указывает на окончание строки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32" text:outline-level="1"><text:bookmark-start text:name="__RefHeading___Toc598_2602221714"/><text:soft-page-break/>Массив строк<text:bookmark-end text:name="__RefHeading___Toc598_2602221714"/></text:h>
      <text:p text:style-name="P15">Создадим два массива строк, которые будут реализованы по-разному и посмотрим на их хранение в памяти.</text:p>
      <text:p text:style-name="P15"/>
      <text:p text:style-name="P16">#include &lt;stdio.h&gt;</text:p>
      <text:p text:style-name="P16"/>
      <text:p text:style-name="P16">int main(void)</text:p>
      <text:p text:style-name="P16">{</text:p>
      <text:p text:style-name="P16"><text:s text:c="4"/>char arr_1[][9] = {"January", "February", "March"};</text:p>
      <text:p text:style-name="P16"><text:s text:c="4"/>char *arr_2[] = {"January", "February", "March"};</text:p>
      <text:p text:style-name="P16"><text:s text:c="4"/>return 0;</text:p>
      <text:p text:style-name="P16">}</text:p>
      <text:p text:style-name="P2"/>
      <text:p text:style-name="P10"><text:span text:style-name="T24">Для дампа строк, нужно знать их размер, посчитаем их аналитически, а потом проверим при помощи команды </text:span><text:span text:style-name="T2">sizeof</text:span><text:span text:style-name="T24">. </text:span><text:span text:style-name="T25">Первый массив предятсавляет из себя двумерный массив из 3 элементов, каждый из которых имеет длинну 9, значит размер всего массива будет равен 9байт * 3 = 27 байт, проверив при помощи команды</text:span><text:span text:style-name="T3"> sizeof</text:span><text:span text:style-name="T25"> убеждаемся в праильности расчетов. </text:span></text:p>
      <text:p text:style-name="P10"><text:span text:style-name="T25">Второй массив представляет из себя </text:span><text:span text:style-name="T26">массив указателей на строки. Память на этот массив выделяется следующим образом: берется </text:span><text:span text:style-name="T30">размер каждого элемента и суммируются их размеры</text:span><text:span text:style-name="T26">. В данном примере массив занимает </text:span><text:span text:style-name="T27">(</text:span><text:span text:style-name="T30">8</text:span><text:span text:style-name="T27">байт + </text:span><text:span text:style-name="T30">9</text:span><text:span text:style-name="T27">байт</text:span><text:span text:style-name="T26"> </text:span><text:span text:style-name="T30">+ 6байт</text:span><text:span text:style-name="T27">) </text:span><text:span text:style-name="T26">= 2</text:span><text:span text:style-name="T30">3</text:span><text:span text:style-name="T26">байта. Проверив при помощи команды </text:span><text:span text:style-name="T4">sizeof </text:span><text:span text:style-name="T26">убеждаемся в правильноси наших расчетов.</text:span></text:p>
      <text:p text:style-name="P10"/>
      <text:p text:style-name="P11">Массив строк как матрица:</text:p>
      <text:p text:style-name="P11"/>
      <text:p text:style-name="P26"><text:span text:style-name="T16">(gdb) x /27xb arr_1 </text:span><text:line-break/><text:span text:style-name="T19">0x7fffffffdc80</text:span><text:span text:style-name="T16">: 0x4a    0x61    0x6e    0x75    0x61    0x72    0x79    0x00 </text:span><text:line-break/><text:span text:style-name="T19">0x7fffffffdc88</text:span><text:span text:style-name="T16">: 0x00    0x46    0x65    0x62    0x72    0x75    0x61    0x72 </text:span><text:line-break/><text:span text:style-name="T19">0x7fffffffdc90</text:span><text:span text:style-name="T16">: 0x79    0x00    0x4d    0x61    0x72    0x63    0x68    0x00 </text:span><text:line-break/><text:span text:style-name="T19">0x7fffffffdc98</text:span><text:span text:style-name="T16">: 0x00    0x00    0x00</text:span></text:p>
      <text:p text:style-name="P20"/>
      <text:p text:style-name="P23">Размер “полезных” данных: 2<text:span text:style-name="T29">3</text:span> байт.</text:p>
      <text:p text:style-name="P23">Размер “вспомгательных” данных: <text:span text:style-name="T29">4</text:span> байт.</text:p>
      <text:p text:style-name="P23">% «вспомогательных» данных по отношению ко всем данным: (<text:span text:style-name="T30">4</text:span>/27) * 100% = <text:span text:style-name="T31">15</text:span>%</text:p>
      <text:p text:style-name="P23"/>
      <text:p text:style-name="P12"><text:soft-page-break/>Массив строк как массив указателей:</text:p>
      <text:p text:style-name="P12"/>
      <text:p text:style-name="P27"><text:span text:style-name="T19">0x7fffffffdc60</text:span><text:span text:style-name="T16">: 0x04    0x60    0x55    0x55    0x55    0x55    0x00    0x00 <text:line-break/></text:span><text:span text:style-name="T19">0x7fffffffdc68</text:span><text:span text:style-name="T16">: 0x0c    0x60    0x55    0x55    0x55    0x55    0x00    0x00 <text:line-break/></text:span><text:span text:style-name="T19">0x7fffffffdc70</text:span><text:span text:style-name="T16">: 0x15    0x60    0x55    0x55    0x55    0x55    0x00    0x00</text:span></text:p>
      <text:p text:style-name="P21"/>
      <text:p text:style-name="P24">Дамп <text:span text:style-name="T29">нулевой </text:span>ст<text:span text:style-name="T29">р</text:span>оки</text:p>
      <text:p text:style-name="P21"/>
      <text:p text:style-name="P22">(gdb) x /8xb arr_2[0] <text:line-break/><text:span text:style-name="T17">0x555555556004</text:span>: 0x4a    0x61    0x6e    0x75    0x61    0x72    0x79    0x00 </text:p>
      <text:p text:style-name="P24"/>
      <text:p text:style-name="P25">Дамп <text:span text:style-name="T29">первой </text:span>ст<text:span text:style-name="T29">р</text:span>оки</text:p>
      <text:p text:style-name="P24"/>
      <text:p text:style-name="P29"><text:span text:style-name="T13">(gdb) x /</text:span><text:span text:style-name="T14">9</text:span><text:span text:style-name="T13">xb arr_2[1] <text:line-break/></text:span><text:span text:style-name="T20">0x55555555600c</text:span><text:span text:style-name="T15">: 0x46    0x65    0x62    0x72    0x75    0x61    0x72    0x79 </text:span><text:span text:style-name="T23"><text:line-break/></text:span><text:span text:style-name="T20">0x555555556014</text:span><text:span text:style-name="T15">: 0x00</text:span></text:p>
      <text:p text:style-name="P24"/>
      <text:p text:style-name="P25">Дамп <text:span text:style-name="T29">второй </text:span>ст<text:span text:style-name="T29">р</text:span>оки</text:p>
      <text:p text:style-name="P24"/>
      <text:p text:style-name="P22">(gdb) x /<text:span text:style-name="T30">6</text:span>xb arr_2[2] <text:line-break/><text:span text:style-name="T17">0x555555556015</text:span>: 0x4d    0x61    0x72    0x63    0x68    0x00</text:p>
      <text:p text:style-name="P24"/>
      <text:p text:style-name="P24">Размер “полезных” данных: 2<text:span text:style-name="T30">3</text:span> байт.</text:p>
      <text:p text:style-name="P24">Размер “вспомгательных” данных: <text:span text:style-name="T30">2</text:span><text:span text:style-name="T28">4</text:span> байт.</text:p>
      <text:p text:style-name="P24">% «вспомогательных» данных по отношению ко всем данным: (<text:span text:style-name="T30">24</text:span>/<text:span text:style-name="T30">(</text:span><text:span text:style-name="T28">24 </text:span><text:span text:style-name="T30">+ 23</text:span>)<text:span text:style-name="T30">)</text:span> * 100% = <text:span text:style-name="T30">51</text:span>%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  <style:font-face style:name="monospace" svg:font-family="monospac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20:29.048461239</meta:creation-date>
    <dc:date>2024-04-28T21:03:22.569572688</dc:date>
    <meta:editing-duration>PT26M30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6" meta:paragraph-count="52" meta:word-count="469" meta:character-count="3311" meta:non-whitespace-character-count="2633"/>
  </office:meta>
</office:document-meta>
</file>